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330000010D0CD9D10EB62380E0.png" manifest:media-type="image/png"/>
  <manifest:file-entry manifest:full-path="Pictures/10000201000009BA00000092862EA953A01EFE9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 style:list-style-name="L1">
      <style:graphic-properties draw:textarea-vertical-align="middle" draw:line-distance="0.8cm"/>
    </style:style>
    <style:style style:name="gr3" style:family="graphic" style:parent-style-name="Arrow_20_Line" style:list-style-name="L1">
      <style:graphic-properties draw:textarea-vertical-align="middle" draw:line-distance="1.3cm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23cm"/>
    </style:style>
    <style:style style:name="gr6" style:family="graphic" style:parent-style-name="Arrow_20_Line" style:list-style-name="L1">
      <style:graphic-properties draw:textarea-vertical-align="middle" draw:line-distance="0.8cm"/>
    </style:style>
    <style:style style:name="gr7" style:family="graphic" style:parent-style-name="Arrow_20_Line" style:list-style-name="L1">
      <style:graphic-properties draw:textarea-vertical-align="middle" draw:line-distance="1.1cm"/>
    </style:style>
    <style:style style:name="gr8" style:family="graphic" style:parent-style-name="standard">
      <style:graphic-properties draw:stroke="none" svg:stroke-color="#000000" draw:fill="none" draw:fill-color="#ffffff" fo:min-height="0.717cm"/>
    </style:style>
    <style:style style:name="gr9" style:family="graphic" style:parent-style-name="standard">
      <style:graphic-properties draw:stroke="none" svg:stroke-color="#000000" draw:fill="none" draw:fill-color="#ffffff" fo:min-height="0.517cm"/>
    </style:style>
    <style:style style:name="gr10" style:family="graphic" style:parent-style-name="standard">
      <style:graphic-properties svg:stroke-color="#000000" draw:fill="none" draw:textarea-vertical-align="middle" draw:auto-grow-height="false" fo:min-height="4.87cm" fo:min-width="0cm"/>
    </style:style>
    <style:style style:name="gr11" style:family="graphic" style:parent-style-name="standard">
      <style:graphic-properties svg:stroke-color="#000000" draw:fill="none" draw:textarea-vertical-align="middle" draw:auto-grow-height="false" fo:min-height="1.742cm" fo:min-width="0cm"/>
    </style:style>
    <style:style style:name="gr12" style:family="graphic" style:parent-style-name="standard">
      <style:graphic-properties svg:stroke-color="#000000" draw:fill="none" draw:textarea-vertical-align="middle" draw:auto-grow-height="false" fo:min-height="2.594cm" fo:min-width="0cm"/>
    </style:style>
    <style:style style:name="gr13" style:family="graphic" style:parent-style-name="standard">
      <style:graphic-properties svg:stroke-color="#000000" draw:fill="none" draw:textarea-vertical-align="middle" draw:auto-grow-height="false" fo:min-height="2.832cm" fo:min-width="0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7.188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69cm, 0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87cm, 0cm, 0cm, 0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5.253cm, 0cm, 1.697cm)" draw:image-opacity="100%" style:mirror="non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652cm" fo:min-width="3.184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66cm" fo:min-width="3.178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872cm" fo:min-width="2.966cm"/>
    </style:style>
    <style:style style:name="gr22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ffffff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fo:min-height="1.05cm"/>
    </style:style>
    <style:style style:name="gr25" style:family="graphic" style:parent-style-name="objectwithoutfill">
      <style:graphic-properties svg:stroke-color="#000000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706cm" svg:height="1.213cm" svg:x="0.094cm" svg:y="4.387cm">
          <draw:image xlink:href="Pictures/10000201000009BA00000092862EA953A01EFE9F.png" xlink:type="simple" xlink:show="embed" xlink:actuate="onLoad" loext:mime-type="image/png">
            <text:p/>
          </draw:image>
        </draw:frame>
        <draw:measure draw:style-name="gr2" draw:text-style-name="P2" draw:layer="measurelines" svg:x1="0.8cm" svg:y1="5cm" svg:x2="6.3cm" svg:y2="5cm">
          <text:p text:style-name="P2">1</text:p>
        </draw:measure>
        <draw:measure draw:style-name="gr3" draw:text-style-name="P2" draw:layer="layout" svg:x1="6.601cm" svg:y1="5cm" svg:x2="9.6cm" svg:y2="5cm">
          <text:p text:style-name="P2">3</text:p>
        </draw:measure>
        <draw:line draw:style-name="gr4" draw:text-style-name="P3" draw:layer="layout" svg:x1="6.45cm" svg:y1="2.9cm" svg:x2="6.45cm" svg:y2="4.4cm">
          <text:p/>
        </draw:line>
        <draw:frame draw:style-name="gr5" draw:text-style-name="P4" draw:layer="layout" svg:width="1.2cm" svg:height="1.073cm" svg:x="5.9cm" svg:y="2.127cm">
          <draw:text-box>
            <text:p>-2</text:p>
          </draw:text-box>
        </draw:frame>
        <draw:line draw:style-name="gr4" draw:text-style-name="P3" draw:layer="layout" svg:x1="9.75cm" svg:y1="2.973cm" svg:x2="9.75cm" svg:y2="4.473cm">
          <text:p/>
        </draw:line>
        <draw:frame draw:style-name="gr5" draw:text-style-name="P4" draw:layer="layout" svg:width="1.2cm" svg:height="1.073cm" svg:x="9.2cm" svg:y="2.2cm">
          <draw:text-box>
            <text:p>-5</text:p>
          </draw:text-box>
        </draw:frame>
        <draw:line draw:style-name="gr4" draw:text-style-name="P3" draw:layer="layout" svg:x1="10.6cm" svg:y1="3cm" svg:x2="10.1cm" svg:y2="4.5cm">
          <text:p/>
        </draw:line>
        <draw:frame draw:style-name="gr5" draw:text-style-name="P4" draw:layer="layout" svg:width="1.2cm" svg:height="1.073cm" svg:x="10cm" svg:y="2.2cm">
          <draw:text-box>
            <text:p>-6</text:p>
          </draw:text-box>
        </draw:frame>
        <draw:measure draw:style-name="gr6" draw:text-style-name="P2" draw:layer="layout" svg:x1="6.3cm" svg:y1="5cm" svg:x2="0.8cm" svg:y2="5cm">
          <text:p text:style-name="P2"/>
          <text:p text:style-name="P2">1</text:p>
        </draw:measure>
        <draw:measure draw:style-name="gr7" draw:text-style-name="P2" draw:layer="layout" svg:x1="8.701cm" svg:y1="4.9cm" svg:x2="6.6cm" svg:y2="4.9cm">
          <text:p text:style-name="P2"/>
          <text:p text:style-name="P2">7</text:p>
        </draw:measure>
        <draw:line draw:style-name="gr4" draw:text-style-name="P3" draw:layer="layout" svg:x1="6.45cm" svg:y1="6.904cm" svg:x2="6.45cm" svg:y2="5.552cm">
          <text:p/>
        </draw:line>
        <draw:frame draw:style-name="gr8" draw:text-style-name="P4" draw:layer="layout" svg:width="1.2cm" svg:height="0.967cm" svg:x="5.8cm" svg:y="6.732cm">
          <draw:text-box>
            <text:p>-2</text:p>
          </draw:text-box>
        </draw:frame>
        <draw:line draw:style-name="gr4" draw:text-style-name="P3" draw:layer="layout" svg:x1="8.85cm" svg:y1="6.938cm" svg:x2="8.85cm" svg:y2="5.586cm">
          <text:p/>
        </draw:line>
        <draw:frame draw:style-name="gr9" draw:text-style-name="P4" draw:layer="layout" svg:width="1.2cm" svg:height="0.962cm" svg:x="8.2cm" svg:y="6.8cm">
          <draw:text-box>
            <text:p>-5</text:p>
          </draw:text-box>
        </draw:frame>
        <draw:line draw:style-name="gr4" draw:text-style-name="P3" draw:layer="layout" svg:x1="9.7cm" svg:y1="6.913cm" svg:x2="9.2cm" svg:y2="5.561cm">
          <text:p/>
        </draw:line>
        <draw:frame draw:style-name="gr8" draw:text-style-name="P4" draw:layer="layout" svg:width="1.2cm" svg:height="0.967cm" svg:x="9.1cm" svg:y="6.733cm">
          <draw:text-box>
            <text:p>-6</text:p>
          </draw:text-box>
        </draw:frame>
      </draw:page>
      <draw:page draw:name="page2" draw:style-name="dp1" draw:master-page-name="Default">
        <draw:frame draw:style-name="gr1" draw:text-style-name="P1" draw:layer="layout" svg:width="20.706cm" svg:height="1.213cm" svg:x="0.094cm" svg:y="4.387cm">
          <draw:image xlink:href="Pictures/10000201000009BA00000092862EA953A01EFE9F.png" xlink:type="simple" xlink:show="embed" xlink:actuate="onLoad" loext:mime-type="image/png">
            <text:p/>
          </draw:image>
        </draw:frame>
        <draw:line draw:style-name="gr4" draw:text-style-name="P3" draw:layer="layout" svg:x1="6.475cm" svg:y1="3cm" svg:x2="6.475cm" svg:y2="4.401cm">
          <text:p/>
        </draw:line>
        <draw:frame draw:style-name="gr5" draw:text-style-name="P4" draw:layer="layout" svg:width="1.2cm" svg:height="1.073cm" svg:x="5.9cm" svg:y="2.2cm">
          <draw:text-box>
            <text:p>-2</text:p>
          </draw:text-box>
        </draw:frame>
        <draw:line draw:style-name="gr4" draw:text-style-name="P3" draw:layer="layout" svg:x1="9.75cm" svg:y1="2.973cm" svg:x2="9.75cm" svg:y2="4.473cm">
          <text:p/>
        </draw:line>
        <draw:frame draw:style-name="gr5" draw:text-style-name="P4" draw:layer="layout" svg:width="1.2cm" svg:height="1.073cm" svg:x="9.2cm" svg:y="2.2cm">
          <draw:text-box>
            <text:p>-5</text:p>
          </draw:text-box>
        </draw:frame>
        <draw:line draw:style-name="gr4" draw:text-style-name="P3" draw:layer="layout" svg:x1="10.6cm" svg:y1="3cm" svg:x2="10.1cm" svg:y2="4.5cm">
          <text:p/>
        </draw:line>
        <draw:frame draw:style-name="gr5" draw:text-style-name="P4" draw:layer="layout" svg:width="1.2cm" svg:height="1.073cm" svg:x="10cm" svg:y="2.2cm">
          <draw:text-box>
            <text:p>-6</text:p>
          </draw:text-box>
        </draw:frame>
        <draw:line draw:style-name="gr4" draw:text-style-name="P3" draw:layer="layout" svg:x1="6.475cm" svg:y1="7.001cm" svg:x2="6.475cm" svg:y2="5.552cm">
          <text:p/>
        </draw:line>
        <draw:frame draw:style-name="gr8" draw:text-style-name="P4" draw:layer="layout" svg:width="1.2cm" svg:height="0.967cm" svg:x="5.8cm" svg:y="6.8cm">
          <draw:text-box>
            <text:p>-2</text:p>
          </draw:text-box>
        </draw:frame>
        <draw:line draw:style-name="gr4" draw:text-style-name="P3" draw:layer="layout" svg:x1="8.825cm" svg:y1="7.001cm" svg:x2="8.825cm" svg:y2="5.586cm">
          <text:p/>
        </draw:line>
        <draw:frame draw:style-name="gr9" draw:text-style-name="P4" draw:layer="layout" svg:width="1.2cm" svg:height="0.962cm" svg:x="8.2cm" svg:y="6.8cm">
          <draw:text-box>
            <text:p>-5</text:p>
          </draw:text-box>
        </draw:frame>
        <draw:line draw:style-name="gr4" draw:text-style-name="P3" draw:layer="layout" svg:x1="9.7cm" svg:y1="6.913cm" svg:x2="9.2cm" svg:y2="5.561cm">
          <text:p/>
        </draw:line>
        <draw:frame draw:style-name="gr8" draw:text-style-name="P4" draw:layer="layout" svg:width="1.2cm" svg:height="0.967cm" svg:x="9.1cm" svg:y="6.8cm">
          <draw:text-box>
            <text:p>-6</text:p>
          </draw:text-box>
        </draw:frame>
        <draw:custom-shape draw:style-name="gr10" draw:text-style-name="P5" draw:layer="layout" svg:width="0.4cm" svg:height="5.4cm" draw:transform="rotate (1.5707963267949) translate (0.9cm 5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3.6cm" svg:y1="7.001cm" svg:x2="3.6cm" svg:y2="6cm">
          <text:p/>
        </draw:line>
        <draw:frame draw:style-name="gr8" draw:text-style-name="P4" draw:layer="layout" svg:width="1.2cm" svg:height="0.967cm" svg:x="3.2cm" svg:y="6.8cm">
          <draw:text-box>
            <text:p>1</text:p>
          </draw:text-box>
        </draw:frame>
        <draw:custom-shape draw:style-name="gr11" draw:text-style-name="P5" draw:layer="layout" svg:width="0.4cm" svg:height="2.1cm" draw:transform="rotate (1.5707963267949) translate (6.6cm 5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7.7cm" svg:y1="7cm" svg:x2="7.7cm" svg:y2="6.033cm">
          <text:p/>
        </draw:line>
        <draw:frame draw:style-name="gr8" draw:text-style-name="P4" draw:layer="layout" svg:width="1.2cm" svg:height="0.967cm" svg:x="7.3cm" svg:y="6.8cm">
          <draw:text-box>
            <text:p>7</text:p>
          </draw:text-box>
        </draw:frame>
        <draw:custom-shape draw:style-name="gr10" draw:text-style-name="P5" draw:layer="layout" svg:width="0.4cm" svg:height="5.4cm" draw:transform="rotate (-1.5707963267949) translate (6.3cm 4.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3.6cm" svg:y1="7.002cm" svg:x2="3.6cm" svg:y2="6.001cm">
          <text:p/>
        </draw:line>
        <draw:line draw:style-name="gr4" draw:text-style-name="P3" draw:layer="layout" svg:x1="3.6cm" svg:y1="3cm" svg:x2="3.6cm" svg:y2="4cm">
          <text:p/>
        </draw:line>
        <draw:frame draw:style-name="gr8" draw:text-style-name="P4" draw:layer="layout" svg:width="1.2cm" svg:height="0.967cm" svg:x="3.2cm" svg:y="2.233cm">
          <draw:text-box>
            <text:p>1</text:p>
          </draw:text-box>
        </draw:frame>
        <draw:custom-shape draw:style-name="gr12" draw:text-style-name="P5" draw:layer="layout" svg:width="0.4cm" svg:height="3cm" draw:transform="rotate (-1.5707963267949) translate (9.6cm 4.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8.1cm" svg:y1="3.067cm" svg:x2="8.1cm" svg:y2="4.067cm">
          <text:p/>
        </draw:line>
        <draw:frame draw:style-name="gr8" draw:text-style-name="P4" draw:layer="layout" svg:width="1.2cm" svg:height="0.967cm" svg:x="7.7cm" svg:y="2.3cm">
          <draw:text-box>
            <text:p>3</text:p>
          </draw:text-box>
        </draw:frame>
        <draw:line draw:style-name="gr4" draw:text-style-name="P3" draw:layer="layout" svg:x1="17.125cm" svg:y1="3cm" svg:x2="17.125cm" svg:y2="4.401cm">
          <text:p/>
        </draw:line>
        <draw:frame draw:style-name="gr5" draw:text-style-name="P4" draw:layer="layout" svg:width="1.2cm" svg:height="1.073cm" svg:x="16.55cm" svg:y="2.2cm">
          <draw:text-box>
            <text:p>-2</text:p>
          </draw:text-box>
        </draw:frame>
        <draw:line draw:style-name="gr4" draw:text-style-name="P3" draw:layer="layout" svg:x1="19.9cm" svg:y1="3cm" svg:x2="20.4cm" svg:y2="4.473cm">
          <text:p/>
        </draw:line>
        <draw:frame draw:style-name="gr5" draw:text-style-name="P4" draw:layer="layout" svg:width="1.2cm" svg:height="1.073cm" svg:x="19.3cm" svg:y="2.2cm">
          <draw:text-box>
            <text:p>-5</text:p>
          </draw:text-box>
        </draw:frame>
        <draw:line draw:style-name="gr4" draw:text-style-name="P3" draw:layer="layout" svg:x1="20.8cm" svg:y1="3cm" svg:x2="20.75cm" svg:y2="4.5cm">
          <text:p/>
        </draw:line>
        <draw:frame draw:style-name="gr5" draw:text-style-name="P4" draw:layer="layout" svg:width="1.2cm" svg:height="1.073cm" svg:x="20.2cm" svg:y="2.227cm">
          <draw:text-box>
            <text:p>-6</text:p>
          </draw:text-box>
        </draw:frame>
        <draw:line draw:style-name="gr4" draw:text-style-name="P3" draw:layer="layout" svg:x1="15.025cm" svg:y1="7.001cm" svg:x2="15.025cm" svg:y2="5.552cm">
          <text:p/>
        </draw:line>
        <draw:frame draw:style-name="gr8" draw:text-style-name="P4" draw:layer="layout" svg:width="1.2cm" svg:height="0.967cm" svg:x="14.35cm" svg:y="6.8cm">
          <draw:text-box>
            <text:p>-2</text:p>
          </draw:text-box>
        </draw:frame>
        <draw:line draw:style-name="gr4" draw:text-style-name="P3" draw:layer="layout" svg:x1="17.675cm" svg:y1="7.001cm" svg:x2="17.675cm" svg:y2="5.586cm">
          <text:p/>
        </draw:line>
        <draw:frame draw:style-name="gr9" draw:text-style-name="P4" draw:layer="layout" svg:width="1.2cm" svg:height="0.962cm" svg:x="17.05cm" svg:y="6.8cm">
          <draw:text-box>
            <text:p>-5</text:p>
          </draw:text-box>
        </draw:frame>
        <draw:line draw:style-name="gr4" draw:text-style-name="P3" draw:layer="layout" svg:x1="18.55cm" svg:y1="6.913cm" svg:x2="18.05cm" svg:y2="5.561cm">
          <text:p/>
        </draw:line>
        <draw:frame draw:style-name="gr8" draw:text-style-name="P4" draw:layer="layout" svg:width="1.2cm" svg:height="0.967cm" svg:x="17.95cm" svg:y="6.8cm">
          <draw:text-box>
            <text:p>-6</text:p>
          </draw:text-box>
        </draw:frame>
        <draw:custom-shape draw:style-name="gr13" draw:text-style-name="P5" draw:layer="layout" svg:width="0.4cm" svg:height="3.25cm" draw:transform="rotate (1.5707963267949) translate (11.55cm 5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13.15cm" svg:y1="7.001cm" svg:x2="13.15cm" svg:y2="6cm">
          <text:p/>
        </draw:line>
        <draw:frame draw:style-name="gr8" draw:text-style-name="P4" draw:layer="layout" svg:width="1.2cm" svg:height="0.967cm" svg:x="12.75cm" svg:y="6.8cm">
          <draw:text-box>
            <text:p>8</text:p>
          </draw:text-box>
        </draw:frame>
        <draw:custom-shape draw:style-name="gr11" draw:text-style-name="P5" draw:layer="layout" svg:width="0.4cm" svg:height="2.1cm" draw:transform="rotate (1.5707963267949) translate (15.15cm 5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16.25cm" svg:y1="7cm" svg:x2="16.25cm" svg:y2="6.033cm">
          <text:p/>
        </draw:line>
        <draw:frame draw:style-name="gr8" draw:text-style-name="P4" draw:layer="layout" svg:width="1.2cm" svg:height="0.967cm" svg:x="15.85cm" svg:y="6.8cm">
          <draw:text-box>
            <text:p>9</text:p>
          </draw:text-box>
        </draw:frame>
        <draw:custom-shape draw:style-name="gr10" draw:text-style-name="P5" draw:layer="layout" svg:width="0.4cm" svg:height="5.4cm" draw:transform="rotate (-1.5707963267949) translate (16.95cm 4.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13.15cm" svg:y1="7.002cm" svg:x2="13.15cm" svg:y2="6.001cm">
          <text:p/>
        </draw:line>
        <draw:line draw:style-name="gr4" draw:text-style-name="P3" draw:layer="layout" svg:x1="14.25cm" svg:y1="3cm" svg:x2="14.25cm" svg:y2="4cm">
          <text:p/>
        </draw:line>
        <draw:frame draw:style-name="gr8" draw:text-style-name="P4" draw:layer="layout" svg:width="1.2cm" svg:height="0.967cm" svg:x="13.85cm" svg:y="2.233cm">
          <draw:text-box>
            <text:p>1</text:p>
          </draw:text-box>
        </draw:frame>
        <draw:custom-shape draw:style-name="gr12" draw:text-style-name="P5" draw:layer="layout" svg:width="0.4cm" svg:height="3cm" draw:transform="rotate (-1.5707963267949) translate (20.25cm 4.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18.75cm" svg:y1="3.067cm" svg:x2="18.75cm" svg:y2="4.067cm">
          <text:p/>
        </draw:line>
        <draw:frame draw:style-name="gr8" draw:text-style-name="P4" draw:layer="layout" svg:width="1.2cm" svg:height="0.967cm" svg:x="18.35cm" svg:y="2.3cm">
          <draw:text-box>
            <text:p>3</text:p>
          </draw:text-box>
        </draw:frame>
      </draw:page>
      <draw:page draw:name="page3" draw:style-name="dp1" draw:master-page-name="Default">
        <draw:frame draw:style-name="gr14" draw:text-style-name="P1" draw:layer="layout" svg:width="9.4cm" svg:height="1.213cm" svg:x="11.2cm" svg:y="2.187cm">
          <draw:image xlink:href="Pictures/10000201000009BA00000092862EA953A01EFE9F.png" xlink:type="simple" xlink:show="embed" xlink:actuate="onLoad" loext:mime-type="image/png">
            <text:p/>
          </draw:image>
        </draw:frame>
        <draw:line draw:style-name="gr4" draw:text-style-name="P3" draw:layer="layout" svg:x1="6.287cm" svg:y1="1cm" svg:x2="6.287cm" svg:y2="2.2cm">
          <text:p/>
        </draw:line>
        <draw:frame draw:style-name="gr5" draw:text-style-name="P4" draw:layer="layout" svg:width="1.2cm" svg:height="1.073cm" svg:x="5.7cm" svg:y="0.2cm">
          <draw:text-box>
            <text:p>-2</text:p>
          </draw:text-box>
        </draw:frame>
        <draw:line draw:style-name="gr4" draw:text-style-name="P3" draw:layer="layout" svg:x1="9.3cm" svg:y1="1cm" svg:x2="9.55cm" svg:y2="2.273cm">
          <text:p/>
        </draw:line>
        <draw:frame draw:style-name="gr15" draw:text-style-name="P4" draw:layer="layout" svg:width="1.2cm" svg:height="1cm" svg:x="8.7cm" svg:y="0.2cm">
          <draw:text-box>
            <text:p>-5</text:p>
          </draw:text-box>
        </draw:frame>
        <draw:line draw:style-name="gr4" draw:text-style-name="P3" draw:layer="layout" svg:x1="10.1cm" svg:y1="1cm" svg:x2="9.9cm" svg:y2="2.3cm">
          <text:p/>
        </draw:line>
        <draw:frame draw:style-name="gr5" draw:text-style-name="P4" draw:layer="layout" svg:width="1.2cm" svg:height="1.073cm" svg:x="9.5cm" svg:y="0.2cm">
          <draw:text-box>
            <text:p>-6</text:p>
          </draw:text-box>
        </draw:frame>
        <draw:line draw:style-name="gr4" draw:text-style-name="P3" draw:layer="layout" svg:x1="6.275cm" svg:y1="4.801cm" svg:x2="6.275cm" svg:y2="3.352cm">
          <text:p/>
        </draw:line>
        <draw:frame draw:style-name="gr8" draw:text-style-name="P4" draw:layer="layout" svg:width="1.2cm" svg:height="0.967cm" svg:x="5.6cm" svg:y="4.6cm">
          <draw:text-box>
            <text:p>-2</text:p>
          </draw:text-box>
        </draw:frame>
        <draw:line draw:style-name="gr4" draw:text-style-name="P3" draw:layer="layout" svg:x1="8.625cm" svg:y1="4.801cm" svg:x2="8.625cm" svg:y2="3.386cm">
          <text:p/>
        </draw:line>
        <draw:frame draw:style-name="gr9" draw:text-style-name="P4" draw:layer="layout" svg:width="1.2cm" svg:height="0.962cm" svg:x="8cm" svg:y="4.6cm">
          <draw:text-box>
            <text:p>-5</text:p>
          </draw:text-box>
        </draw:frame>
        <draw:line draw:style-name="gr4" draw:text-style-name="P3" draw:layer="layout" svg:x1="9.5cm" svg:y1="4.713cm" svg:x2="9cm" svg:y2="3.361cm">
          <text:p/>
        </draw:line>
        <draw:frame draw:style-name="gr8" draw:text-style-name="P4" draw:layer="layout" svg:width="1.2cm" svg:height="0.967cm" svg:x="8.9cm" svg:y="4.6cm">
          <draw:text-box>
            <text:p>-6</text:p>
          </draw:text-box>
        </draw:frame>
        <draw:custom-shape draw:style-name="gr10" draw:text-style-name="P5" draw:layer="layout" svg:width="0.4cm" svg:height="5.4cm" draw:transform="rotate (1.5707963267949) translate (0.7cm 3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3.4cm" svg:y1="4.801cm" svg:x2="3.4cm" svg:y2="3.8cm">
          <text:p/>
        </draw:line>
        <draw:frame draw:style-name="gr8" draw:text-style-name="P4" draw:layer="layout" svg:width="1.2cm" svg:height="0.967cm" svg:x="3cm" svg:y="4.6cm">
          <draw:text-box>
            <text:p>1</text:p>
          </draw:text-box>
        </draw:frame>
        <draw:custom-shape draw:style-name="gr11" draw:text-style-name="P5" draw:layer="layout" svg:width="0.4cm" svg:height="2.1cm" draw:transform="rotate (1.5707963267949) translate (6.4cm 3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7.5cm" svg:y1="4.8cm" svg:x2="7.5cm" svg:y2="3.833cm">
          <text:p/>
        </draw:line>
        <draw:frame draw:style-name="gr8" draw:text-style-name="P4" draw:layer="layout" svg:width="1.2cm" svg:height="0.967cm" svg:x="7.1cm" svg:y="4.6cm">
          <draw:text-box>
            <text:p>7</text:p>
          </draw:text-box>
        </draw:frame>
        <draw:custom-shape draw:style-name="gr10" draw:text-style-name="P5" draw:layer="layout" svg:width="0.4cm" svg:height="5.4cm" draw:transform="rotate (-1.5707963267949) translate (6.1cm 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3.4cm" svg:y1="4.802cm" svg:x2="3.4cm" svg:y2="3.801cm">
          <text:p/>
        </draw:line>
        <draw:line draw:style-name="gr4" draw:text-style-name="P3" draw:layer="layout" svg:x1="3.4cm" svg:y1="1cm" svg:x2="3.4cm" svg:y2="1.8cm">
          <text:p/>
        </draw:line>
        <draw:frame draw:style-name="gr8" draw:text-style-name="P4" draw:layer="layout" svg:width="1.2cm" svg:height="0.967cm" svg:x="3cm" svg:y="0.233cm">
          <draw:text-box>
            <text:p>1</text:p>
          </draw:text-box>
        </draw:frame>
        <draw:custom-shape draw:style-name="gr12" draw:text-style-name="P5" draw:layer="layout" svg:width="0.4cm" svg:height="3cm" draw:transform="rotate (-1.5707963267949) translate (9.4cm 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7.9cm" svg:y1="1cm" svg:x2="7.9cm" svg:y2="1.867cm">
          <text:p/>
        </draw:line>
        <draw:frame draw:style-name="gr8" draw:text-style-name="P4" draw:layer="layout" svg:width="1.2cm" svg:height="0.967cm" svg:x="7.5cm" svg:y="0.2cm">
          <draw:text-box>
            <text:p>3</text:p>
          </draw:text-box>
        </draw:frame>
        <draw:line draw:style-name="gr4" draw:text-style-name="P3" draw:layer="layout" svg:x1="16.912cm" svg:y1="1cm" svg:x2="16.912cm" svg:y2="2.2cm">
          <text:p/>
        </draw:line>
        <draw:frame draw:style-name="gr5" draw:text-style-name="P4" draw:layer="layout" svg:width="1.2cm" svg:height="1.073cm" svg:x="16.25cm" svg:y="0.2cm">
          <draw:text-box>
            <text:p>-2</text:p>
          </draw:text-box>
        </draw:frame>
        <draw:line draw:style-name="gr4" draw:text-style-name="P3" draw:layer="layout" svg:x1="19.8cm" svg:y1="1cm" svg:x2="20.2cm" svg:y2="2.273cm">
          <text:p/>
        </draw:line>
        <draw:frame draw:style-name="gr5" draw:text-style-name="P4" draw:layer="layout" svg:width="1.2cm" svg:height="1.073cm" svg:x="19.1cm" svg:y="0.2cm">
          <draw:text-box>
            <text:p>-5</text:p>
          </draw:text-box>
        </draw:frame>
        <draw:line draw:style-name="gr4" draw:text-style-name="P3" draw:layer="layout" svg:x1="20.6cm" svg:y1="1cm" svg:x2="20.55cm" svg:y2="2.3cm">
          <text:p/>
        </draw:line>
        <draw:frame draw:style-name="gr5" draw:text-style-name="P4" draw:layer="layout" svg:width="1.2cm" svg:height="1.073cm" svg:x="20cm" svg:y="0.227cm">
          <draw:text-box>
            <text:p>-6</text:p>
          </draw:text-box>
        </draw:frame>
        <draw:line draw:style-name="gr4" draw:text-style-name="P3" draw:layer="layout" svg:x1="14.825cm" svg:y1="4.801cm" svg:x2="14.825cm" svg:y2="3.352cm">
          <text:p/>
        </draw:line>
        <draw:frame draw:style-name="gr8" draw:text-style-name="P4" draw:layer="layout" svg:width="1.2cm" svg:height="0.967cm" svg:x="14.15cm" svg:y="4.6cm">
          <draw:text-box>
            <text:p>-2</text:p>
          </draw:text-box>
        </draw:frame>
        <draw:line draw:style-name="gr4" draw:text-style-name="P3" draw:layer="layout" svg:x1="17.475cm" svg:y1="4.801cm" svg:x2="17.475cm" svg:y2="3.386cm">
          <text:p/>
        </draw:line>
        <draw:frame draw:style-name="gr9" draw:text-style-name="P4" draw:layer="layout" svg:width="1.2cm" svg:height="0.962cm" svg:x="16.85cm" svg:y="4.6cm">
          <draw:text-box>
            <text:p>-5</text:p>
          </draw:text-box>
        </draw:frame>
        <draw:line draw:style-name="gr4" draw:text-style-name="P3" draw:layer="layout" svg:x1="18.35cm" svg:y1="4.713cm" svg:x2="17.85cm" svg:y2="3.361cm">
          <text:p/>
        </draw:line>
        <draw:frame draw:style-name="gr8" draw:text-style-name="P4" draw:layer="layout" svg:width="1.2cm" svg:height="0.967cm" svg:x="17.75cm" svg:y="4.6cm">
          <draw:text-box>
            <text:p>-6</text:p>
          </draw:text-box>
        </draw:frame>
        <draw:custom-shape draw:style-name="gr13" draw:text-style-name="P5" draw:layer="layout" svg:width="0.4cm" svg:height="3.25cm" draw:transform="rotate (1.5707963267949) translate (11.35cm 3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12.95cm" svg:y1="4.801cm" svg:x2="12.95cm" svg:y2="3.8cm">
          <text:p/>
        </draw:line>
        <draw:frame draw:style-name="gr8" draw:text-style-name="P4" draw:layer="layout" svg:width="1.2cm" svg:height="0.967cm" svg:x="12.55cm" svg:y="4.6cm">
          <draw:text-box>
            <text:p>8</text:p>
          </draw:text-box>
        </draw:frame>
        <draw:custom-shape draw:style-name="gr11" draw:text-style-name="P5" draw:layer="layout" svg:width="0.4cm" svg:height="2.1cm" draw:transform="rotate (1.5707963267949) translate (14.95cm 3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16.05cm" svg:y1="4.8cm" svg:x2="16.05cm" svg:y2="3.833cm">
          <text:p/>
        </draw:line>
        <draw:frame draw:style-name="gr8" draw:text-style-name="P4" draw:layer="layout" svg:width="1.2cm" svg:height="0.967cm" svg:x="15.65cm" svg:y="4.6cm">
          <draw:text-box>
            <text:p>9</text:p>
          </draw:text-box>
        </draw:frame>
        <draw:custom-shape draw:style-name="gr10" draw:text-style-name="P5" draw:layer="layout" svg:width="0.4cm" svg:height="5.4cm" draw:transform="rotate (-1.5707963267949) translate (16.75cm 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12.95cm" svg:y1="4.802cm" svg:x2="12.95cm" svg:y2="3.801cm">
          <text:p/>
        </draw:line>
        <draw:line draw:style-name="gr4" draw:text-style-name="P3" draw:layer="layout" svg:x1="14.025cm" svg:y1="0.999cm" svg:x2="14.025cm" svg:y2="1.801cm">
          <text:p/>
        </draw:line>
        <draw:frame draw:style-name="gr8" draw:text-style-name="P4" draw:layer="layout" svg:width="1.2cm" svg:height="0.967cm" svg:x="13.6cm" svg:y="0.233cm">
          <draw:text-box>
            <text:p>1</text:p>
          </draw:text-box>
        </draw:frame>
        <draw:custom-shape draw:style-name="gr12" draw:text-style-name="P5" draw:layer="layout" svg:width="0.4cm" svg:height="3cm" draw:transform="rotate (-1.5707963267949) translate (20.05cm 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18.575cm" svg:y1="0.999cm" svg:x2="18.575cm" svg:y2="1.867cm">
          <text:p/>
        </draw:line>
        <draw:frame draw:style-name="gr8" draw:text-style-name="P4" draw:layer="layout" svg:width="1.2cm" svg:height="0.967cm" svg:x="18.15cm" svg:y="0.2cm">
          <draw:text-box>
            <text:p>4</text:p>
          </draw:text-box>
        </draw:frame>
        <draw:frame draw:style-name="gr16" draw:text-style-name="P1" draw:layer="layout" svg:width="0.455cm" svg:height="1.199cm" svg:x="0.1cm" svg:y="2.2cm">
          <draw:image xlink:href="Pictures/10000201000000330000010D0CD9D10EB62380E0.png" xlink:type="simple" xlink:show="embed" xlink:actuate="onLoad" loext:mime-type="image/png">
            <text:p/>
          </draw:image>
        </draw:frame>
        <draw:frame draw:style-name="gr17" draw:text-style-name="P1" draw:layer="layout" svg:width="0.455cm" svg:height="1.2cm" svg:x="10.7cm" svg:y="2.2cm">
          <draw:image xlink:href="Pictures/10000201000000330000010D0CD9D10EB62380E0.png" xlink:type="simple" xlink:show="embed" xlink:actuate="onLoad" loext:mime-type="image/png">
            <text:p/>
          </draw:image>
        </draw:frame>
        <draw:frame draw:style-name="gr18" draw:text-style-name="P1" draw:layer="layout" svg:width="9.499cm" svg:height="1.213cm" svg:x="0.6cm" svg:y="2.188cm">
          <draw:image xlink:href="Pictures/10000201000009BA00000092862EA953A01EFE9F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custom-shape draw:style-name="gr19" draw:text-style-name="P6" draw:layer="layout" svg:width="5.21cm" svg:height="2.69cm" svg:x="-0.5cm" svg:y="0.3cm">
          <text:p text:style-name="P1">Create</text:p>
          <text:p text:style-name="P1">Equality Arr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xml:id="id1" draw:id="id1" draw:layer="layout" svg:width="5.2cm" svg:height="2.7cm" svg:x="5.4cm" svg:y="0.3cm">
          <text:p text:style-name="P1">Check Global</text:p>
          <text:p text:style-name="P1">Threshol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5.2cm" svg:height="2.7cm" svg:x="11.3cm" svg:y="0.3cm">
          <text:p text:style-name="P1">Convert</text:p>
          <text:p text:style-name="P1">Equality Array</text:p>
          <text:p text:style-name="P1">to Grap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5.2cm" svg:height="2.7cm" svg:x="17.2cm" svg:y="0.3cm">
          <text:p text:style-name="P1">Detect Clones</text:p>
          <text:p text:style-name="P1">on Grap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xml:id="id3" draw:id="id3" draw:layer="layout" svg:width="5.2cm" svg:height="2.7cm" svg:x="23.1cm" svg:y="0.3cm">
          <text:p text:style-name="P1">Try to Exp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" draw:id="id2" draw:layer="layout" svg:width="4.9cm" svg:height="3cm" svg:x="14.4cm" svg:y="3.7cm">
          <text:p text:style-name="P1">Add Resulting</text:p>
          <text:p text:style-name="P1">Clone(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7" draw:layer="layout" svg:x1="4.7cm" svg:y1="1.7cm" svg:x2="5.5cm" svg:y2="1.7cm">
          <text:p text:style-name="P1"/>
        </draw:line>
        <draw:line draw:style-name="gr22" draw:text-style-name="P7" draw:layer="layout" svg:x1="10.6cm" svg:y1="1.7cm" svg:x2="11.4cm" svg:y2="1.7cm">
          <text:p/>
        </draw:line>
        <draw:line draw:style-name="gr22" draw:text-style-name="P7" draw:layer="layout" svg:x1="16.5cm" svg:y1="1.7cm" svg:x2="17.3cm" svg:y2="1.7cm">
          <text:p/>
        </draw:line>
        <draw:line draw:style-name="gr22" draw:text-style-name="P7" draw:layer="layout" svg:x1="22.4cm" svg:y1="1.7cm" svg:x2="23.2cm" svg:y2="1.7cm">
          <text:p/>
        </draw:line>
        <draw:connector draw:style-name="gr23" draw:text-style-name="P3" draw:layer="layout" draw:type="lines" draw:line-skew="1.699cm" svg:x1="8cm" svg:y1="3cm" svg:x2="14.4cm" svg:y2="5.2cm" draw:start-shape="id1" draw:start-glue-point="8" draw:end-shape="id2" draw:end-glue-point="6" svg:d="M8000 3000v2200h5899 501" svg:viewBox="0 0 6401 2201">
          <text:p/>
        </draw:connector>
        <draw:frame draw:style-name="gr24" draw:text-style-name="P4" draw:layer="layout" svg:width="4cm" svg:height="1.3cm" svg:x="9.3cm" svg:y="4.2cm">
          <draw:text-box>
            <text:p>Pass check</text:p>
          </draw:text-box>
        </draw:frame>
        <draw:frame draw:style-name="gr24" draw:text-style-name="P4" draw:layer="layout" svg:width="4cm" svg:height="1.3cm" svg:x="9.5cm" svg:y="2.9cm">
          <draw:text-box>
            <text:p>Fail check</text:p>
          </draw:text-box>
        </draw:frame>
        <draw:line draw:style-name="gr25" draw:text-style-name="P3" draw:layer="layout" svg:x1="10.9cm" svg:y1="2cm" svg:x2="11.1cm" svg:y2="3cm">
          <text:p/>
        </draw:line>
        <draw:connector draw:style-name="gr23" draw:text-style-name="P3" draw:layer="layout" draw:type="lines" draw:line-skew="1.699cm" svg:x1="25.7cm" svg:y1="3cm" svg:x2="19.3cm" svg:y2="5.2cm" draw:start-shape="id3" draw:start-glue-point="8" draw:end-shape="id2" draw:end-glue-point="10" svg:d="M25700 3000v2200h-5899-501" svg:viewBox="0 0 640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5T16:04:02.660528782</meta:creation-date>
    <dc:date>2019-07-21T20:12:03.399036645</dc:date>
    <meta:editing-duration>P4DT7H2M39S</meta:editing-duration>
    <meta:editing-cycles>4</meta:editing-cycles>
    <meta:generator>LibreOffice/6.2.5.2$MacOSX_X86_64 LibreOffice_project/1ec314fa52f458adc18c4f025c545a4e8b22c159</meta:generator>
    <meta:document-statistic meta:object-count="137"/>
  </office:meta>
</office:document-meta>
</file>